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3d99" officeooo:paragraph-rsid="00023d9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therboard:</text:p>
      <text:p text:style-name="P1"/>
      <text:p text:style-name="P1">slots for 2-3 different CPU’s</text:p>
      <text:p text:style-name="P1">and included are 10 arm chips so that the computer is fast even without buying a cpu</text:p>
      <text:p text:style-name="P1">8-10gb onboard included RAM, with slots and support for 512GB RAM</text:p>
      <text:p text:style-name="P1">onboard GPIO pins (100 or more) onboard basic pic programmer with wireless cat 5 interface</text:p>
      <text:p text:style-name="P1">onboard 15 channel tube driven mixer with preamp and analog effects</text:p>
      <text:p text:style-name="P1">bluetooth, walkie talkie, am, fm transciever and configurable 3.- 6 channel transciever for flying drones from the computer, so also built in needs a joystick and optional yoke, documents on how to build analog and digital circuitry compatible with the board written in plain english, webcam with 40x zoom, 4k and built in condenser mic, built in retractable straight up condenser mic with boom so that I can play sitar, hurdy gurdy, guitar, ukulele, or speak into it so the boom needs length and play so it can fold up to 10 times and extend 11 or 12 feet at full length. </text:p>
      <text:p text:style-name="P1"/>
      <text:p text:style-name="P1">As much wireless as you possibly can, and built in batteries, solar charger to support running the arm chips and a few other peripherals for a few hours and to minimize costs on PSU and power consumption, and 5g wifi access and 8012 nac or whatever for wifi accelleration, and an optional wireless touch capable screen that comes standard but the computer can be used in headless mode and the screen can connect into the computer over WAN so I don’t need to bring my computer everywhere I just need a compatible screen. <text:s/>And a few oscilloscopes up to 5 ghz 10 channels</text:p>
      <text:p text:style-name="P1"/>
      <text:p text:style-name="P1">fully document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6T10:25:57.328270838</meta:creation-date>
    <dc:date>2018-02-06T10:35:02.858134264</dc:date>
    <meta:editing-duration>PT9M7S</meta:editing-duration>
    <meta:editing-cycles>1</meta:editing-cycles>
    <meta:document-statistic meta:table-count="0" meta:image-count="0" meta:object-count="0" meta:page-count="1" meta:paragraph-count="9" meta:word-count="267" meta:character-count="1506" meta:non-whitespace-character-count="1245"/>
    <meta:generator>LibreOffice/5.4.2.2$Linux_X86_64 LibreOffice_project/40m0$Build-2</meta:generator>
  </office:meta>
</office:document-meta>
</file>